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21</dc:date><text:p text:style-name="P4"><text:span text:style-name="T1">do text</text:span></text:p><text:p text:style-name="P4"><text:span text:style-name="T1">from table(ar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5.636cm" style:rel-column-width="13333*"/>
    </style:style>
    <style:style style:name="Table1.B" style:family="table-column">
      <style:table-column-properties style:column-width="16.986cm" style:rel-column-width="40187*"/>
    </style:style>
    <style:style style:name="Table1.C" style:family="table-column">
      <style:table-column-properties style:column-width="5.078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46600840" text:id="ct246600840">
            <text:insertion>
              <office:change-info>
                <dc:creator>Luc Saffre</dc:creator>
                <dc:date>2012-04-20T10:09:00</dc:date>
              </office:change-info>
            </text:insertion>
          </text:changed-region>
          <text:changed-region xml:id="ct245270000" text:id="ct245270000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20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hange-start text:change-id="ct246600840"/>title<text:change-end text:change-id="ct246600840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245270000"/>settings.SITE.site_version()<text:change-end text:change-id="ct24527000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17T08:30:00.51</dc:date>
    <dc:creator>Luc Saffre</dc:creator>
    <meta:editing-duration>PT28M15S</meta:editing-duration>
    <meta:editing-cycles>30</meta:editing-cycles>
    <meta:generator>LibreOffice/3.4$Win32 LibreOffice_project/340m1$Build-402</meta:generator>
    <meta:document-statistic meta:table-count="1" meta:image-count="0" meta:object-count="0" meta:page-count="1" meta:paragraph-count="4" meta:word-count="11" meta:character-count="70" meta:non-whitespace-character-count="64"/>
  </office:meta>
</office:document-meta>
</file>